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100000032FFDE84AD294277C5.png" manifest:media-type="image/png"/>
  <manifest:file-entry manifest:full-path="Pictures/10000000000004050000003BEDA44914D3A2EA7C.png" manifest:media-type="image/png"/>
  <manifest:file-entry manifest:full-path="Pictures/10000000000000300000004A5294FE89D54C3F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1" svg:font-family="Ubuntu"/>
    <style:font-face style:name="Droid Sans Devanagari1" svg:font-family="'Droid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91a13" officeooo:paragraph-rsid="00191a13"/>
    </style:style>
    <style:style style:name="P2" style:family="paragraph" style:parent-style-name="Standard">
      <style:text-properties style:font-name="Ubuntu" officeooo:rsid="00191a13" officeooo:paragraph-rsid="001a21b0"/>
    </style:style>
    <style:style style:name="T1" style:family="text">
      <style:text-properties style:font-name="Ubuntu" officeooo:rsid="00191a13"/>
    </style:style>
    <style:style style:name="T2" style:family="text">
      <style:text-properties fo:background-color="#abcad8" loext:char-shading-value="0"/>
    </style:style>
    <style:style style:name="T3" style:family="text">
      <style:text-properties fo:background-color="#abcad8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style:font-name="Ubuntu1"/>
    </style:style>
    <style:style style:name="T6" style:family="text">
      <style:text-properties officeooo:rsid="001a21b0"/>
    </style:style>
    <style:style style:name="T7" style:family="text">
      <style:text-properties fo:color="#ffffff" loext:opacity="100%" officeooo:rsid="001a21b0"/>
    </style:style>
    <style:style style:name="T8" style:family="text">
      <style:text-properties fo:background-color="#bed0d8" loext:char-shading-value="0"/>
    </style:style>
    <style:style style:name="T9" style:family="text">
      <style:text-properties fo:background-color="#d2d6d8" loext:char-shading-value="0"/>
    </style:style>
    <style:style style:name="T10" style:family="text">
      <style:text-properties fo:background-color="#d8d8d8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vertical" fo:clip="rect(0.0799in, 0.1181in, 0.1902in, 0.075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vertical" fo:clip="rect(0.1291in, 0.1807in, 0.1201in, 0.136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654in, 0.0409in, 0.0583in, 0.054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654in, 0.0465in, 0.0425in, 0.0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/></text:p>
      <text:p text:style-name="P1"><draw:frame draw:style-name="fr2" draw:name="Image7" text:anchor-type="char" svg:x="0.1445in" svg:y="0.0555in" svg:width="0.0575in" svg:height="0.1646in" draw:z-index="6" draw:transform="translate (-0.173228346456693in -0.137795275590551in) rotate (4.71238898038469) translate (0.173228346456693in 0.137795275590551in)"><draw:image xlink:href="Pictures/10000000000000300000004A5294FE89D54C3F60.png" xlink:type="simple" xlink:show="embed" xlink:actuate="onLoad" draw:mime-type="image/png"/></draw:frame><draw:frame draw:style-name="fr2" draw:name="Image8" text:anchor-type="char" svg:x="0.5252in" svg:y="0.0555in" svg:width="0.0575in" svg:height="0.1646in" draw:z-index="7" draw:transform="translate (-0.553937007874016in -0.137795275590551in) rotate (4.71238898038469) translate (0.553937007874016in 0.137795275590551in)"><draw:image xlink:href="Pictures/10000000000000300000004A5294FE89D54C3F60.png" xlink:type="simple" xlink:show="embed" xlink:actuate="onLoad" draw:mime-type="image/png"/></draw:frame><draw:frame draw:style-name="fr2" draw:name="Image9" text:anchor-type="char" svg:x="0.9146in" svg:y="0.0555in" svg:width="0.0575in" svg:height="0.1646in" draw:z-index="8" draw:transform="translate (-0.943307086614173in -0.137795275590551in) rotate (4.71238898038469) translate (0.943307086614173in 0.137795275590551in)"><draw:image xlink:href="Pictures/10000000000000300000004A5294FE89D54C3F60.png" xlink:type="simple" xlink:show="embed" xlink:actuate="onLoad" draw:mime-type="image/png"/></draw:frame><draw:frame draw:style-name="fr2" draw:name="Image10" text:anchor-type="char" svg:x="1.302in" svg:y="0.0555in" svg:width="0.0575in" svg:height="0.1646in" draw:z-index="9" draw:transform="translate (-1.33070866141732in -0.137795275590551in) rotate (4.71238898038469) translate (1.33070866141732in 0.137795275590551in)"><draw:image xlink:href="Pictures/10000000000000300000004A5294FE89D54C3F60.png" xlink:type="simple" xlink:show="embed" xlink:actuate="onLoad" draw:mime-type="image/png"/></draw:frame><draw:frame draw:style-name="fr2" draw:name="Image11" text:anchor-type="char" svg:x="1.6917in" svg:y="0.0555in" svg:width="0.0575in" svg:height="0.1646in" draw:z-index="10" draw:transform="translate (-1.72047244094488in -0.137795275590551in) rotate (4.71238898038469) translate (1.72047244094488in 0.137795275590551in)"><draw:image xlink:href="Pictures/10000000000000300000004A5294FE89D54C3F60.png" xlink:type="simple" xlink:show="embed" xlink:actuate="onLoad" draw:mime-type="image/png"/></draw:frame><draw:frame draw:style-name="fr2" draw:name="Image12" text:anchor-type="char" svg:x="0.3374in" svg:y="0.0555in" svg:width="0.0575in" svg:height="0.1646in" draw:z-index="11" draw:transform="translate (-0.366141732283465in -0.137795275590551in) rotate (4.71238898038469) translate (0.366141732283465in 0.137795275590551in)"><draw:image xlink:href="Pictures/10000000000000300000004A5294FE89D54C3F60.png" xlink:type="simple" xlink:show="embed" xlink:actuate="onLoad" draw:mime-type="image/png"/></draw:frame><draw:frame draw:style-name="fr2" draw:name="Image13" text:anchor-type="char" svg:x="0.7252in" svg:y="0.0555in" svg:width="0.0575in" svg:height="0.1646in" draw:z-index="12" draw:transform="translate (-0.753937007874016in -0.137795275590551in) rotate (4.71238898038469) translate (0.753937007874016in 0.137795275590551in)"><draw:image xlink:href="Pictures/10000000000000300000004A5294FE89D54C3F60.png" xlink:type="simple" xlink:show="embed" xlink:actuate="onLoad" draw:mime-type="image/png"/></draw:frame><draw:frame draw:style-name="fr2" draw:name="Image14" text:anchor-type="char" svg:x="1.1075in" svg:y="0.0555in" svg:width="0.0575in" svg:height="0.1646in" draw:z-index="13" draw:transform="translate (-1.13622047244094in -0.137795275590551in) rotate (4.71238898038469) translate (1.13622047244094in 0.137795275590551in)"><draw:image xlink:href="Pictures/10000000000000300000004A5294FE89D54C3F60.png" xlink:type="simple" xlink:show="embed" xlink:actuate="onLoad" draw:mime-type="image/png"/></draw:frame><draw:frame draw:style-name="fr2" draw:name="Image15" text:anchor-type="char" svg:x="1.4953in" svg:y="0.0555in" svg:width="0.0575in" svg:height="0.1646in" draw:z-index="14" draw:transform="translate (-1.5240157480315in -0.137795275590551in) rotate (4.71238898038469) translate (1.5240157480315in 0.137795275590551in)"><draw:image xlink:href="Pictures/10000000000000300000004A5294FE89D54C3F60.png" xlink:type="simple" xlink:show="embed" xlink:actuate="onLoad" draw:mime-type="image/png"/></draw:frame><draw:frame draw:style-name="fr2" draw:name="Image16" text:anchor-type="char" svg:x="1.8839in" svg:y="0.0555in" svg:width="0.0575in" svg:height="0.1646in" draw:z-index="15" draw:transform="translate (-1.91259842519685in -0.137795275590551in) rotate (4.71238898038469) translate (1.91259842519685in 0.137795275590551in)"><draw:image xlink:href="Pictures/10000000000000300000004A5294FE89D54C3F60.png" xlink:type="simple" xlink:show="embed" xlink:actuate="onLoad" draw:mime-type="image/png"/></draw:frame></text:p>
      <text:p text:style-name="P2">[<text:span text:style-name="T4"> </text:span><text:span text:style-name="T3"><text:s text:c="4"/></text:span><text:span text:style-name="T4"><text:s/></text:span><text:span text:style-name="T3"><text:s text:c="4"/></text:span><text:span text:style-name="T4"><text:s/></text:span><text:span text:style-name="T3"><text:s text:c="4"/></text:span><text:span text:style-name="T4"><text:s/></text:span><text:span text:style-name="T3"><text:s text:c="4"/></text:span><text:span text:style-name="T4"><text:s/></text:span><text:span text:style-name="T3"><text:s text:c="4"/></text:span><text:span text:style-name="T4"><text:s/></text:span><text:span text:style-name="T3"><text:s text:c="4"/></text:span><text:span text:style-name="T4"><text:s/></text:span><text:span text:style-name="T3"><text:s text:c="4"/></text:span><text:span text:style-name="T4"><text:s/></text:span><text:span text:style-name="T3"><text:s text:c="4"/></text:span><text:span text:style-name="T4"><text:s/></text:span><text:span text:style-name="T3"><text:s text:c="4"/></text:span><text:span text:style-name="T4"><text:s/></text:span><text:span text:style-name="T3"><text:s text:c="4"/></text:span><text:span text:style-name="T4"><text:s/></text:span>]</text:p>
      <text:p text:style-name="P2"><text:span text:style-name="T7">[</text:span> <text:span text:style-name="T8"><text:s text:c="4"/></text:span><text:span text:style-name="T4"><text:s/></text:span><text:span text:style-name="T8"><text:s text:c="4"/></text:span><text:s/><text:span text:style-name="T8"><text:s text:c="4"/></text:span><text:s/><text:span text:style-name="T8"><text:s text:c="4"/></text:span><text:s/><text:span text:style-name="T8"><text:s text:c="4"/></text:span><text:s/><text:span text:style-name="T8"><text:s text:c="4"/></text:span><text:s/><text:span text:style-name="T8"><text:s text:c="4"/></text:span><text:s/><text:span text:style-name="T8"><text:s text:c="4"/></text:span><text:s/><text:span text:style-name="T8"><text:s text:c="4"/></text:span><text:s/><text:span text:style-name="T8"><text:s text:c="4"/></text:span><text:s text:c="3"/></text:p>
      <text:p text:style-name="P2"><text:span text:style-name="T7">[</text:span> <text:span text:style-name="T9"><text:s text:c="4"/></text:span><text:span text:style-name="T4"><text:s/></text:span><text:span text:style-name="T9"><text:s text:c="4"/></text:span><text:s/><text:span text:style-name="T9"><text:s text:c="4"/></text:span><text:s/><text:span text:style-name="T9"><text:s text:c="4"/></text:span><text:s/><text:span text:style-name="T9"><text:s text:c="4"/></text:span><text:s/><text:span text:style-name="T9"><text:s text:c="4"/></text:span><text:s/><text:span text:style-name="T9"><text:s text:c="4"/></text:span><text:s/><text:span text:style-name="T9"><text:s text:c="4"/></text:span><text:s/><text:span text:style-name="T9"><text:s text:c="4"/></text:span><text:s/><text:span text:style-name="T9"><text:s text:c="4"/></text:span><text:s text:c="3"/></text:p>
      <text:p text:style-name="P2"><text:span text:style-name="T7">[</text:span> <text:span text:style-name="T10"><text:s text:c="4"/></text:span><text:span text:style-name="T4"><text:s/></text:span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 text:c="3"/></text:p>
      <text:p text:style-name="P2"><text:span text:style-name="T7">[</text:span> <text:span text:style-name="T3"><text:s text:c="4"/></text:span><text:span text:style-name="T4"><text:s/></text:span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 text:c="3"/></text:p>
      <text:p text:style-name="P2"><text:span text:style-name="T7">[</text:span> <text:span text:style-name="T3"><text:s text:c="4"/></text:span><text:span text:style-name="T4"><text:s/></text:span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 text:c="3"/></text:p>
      <text:p text:style-name="P2"><text:span text:style-name="T7">[</text:span> <text:span text:style-name="T3"><text:s text:c="4"/></text:span><text:span text:style-name="T4"><text:s/></text:span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/><text:span text:style-name="T3"><text:s text:c="4"/></text:span><text:s text:c="3"/></text:p>
      <text:p text:style-name="P1"><draw:frame draw:style-name="fr1" draw:name="Image17" text:anchor-type="char" svg:x="0.0811in" svg:y="0.0665in" svg:width="1.9165in" svg:height="0.0626in" draw:z-index="16"><draw:image xlink:href="Pictures/10000000000004050000003BEDA44914D3A2EA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x="-0.252in" svg:y="0.9528in" svg:width="2.0217in" svg:height="0.1819in" draw:z-index="1" draw:transform="translate (-0.758858267716535in -1.04370078740157in) rotate (1.5707963267949) translate (0.758858267716535in 1.04370078740157in)"><draw:image xlink:href="Pictures/10000000000001B100000032FFDE84AD294277C5.png" xlink:type="simple" xlink:show="embed" xlink:actuate="onLoad" draw:mime-type="image/png"/></draw:frame><draw:frame draw:style-name="fr4" draw:name="Image2" text:anchor-type="char" svg:x="0.5626in" svg:y="0.0327in" svg:width="2.0189in" svg:height="0.1898in" draw:z-index="0"><draw:image xlink:href="Pictures/10000000000001B100000032FFDE84AD294277C5.png" xlink:type="simple" xlink:show="embed" xlink:actuate="onLoad" draw:mime-type="image/png"/></draw:frame><draw:frame draw:style-name="fr3" draw:name="Image3" text:anchor-type="char" svg:x="0.1417in" svg:y="0.9528in" svg:width="2.0217in" svg:height="0.1819in" draw:z-index="2" draw:transform="translate (-1.15255905511811in -1.04370078740157in) rotate (1.5707963267949) translate (1.15255905511811in 1.04370078740157in)"><draw:image xlink:href="Pictures/10000000000001B100000032FFDE84AD294277C5.png" xlink:type="simple" xlink:show="embed" xlink:actuate="onLoad" draw:mime-type="image/png"/></draw:frame><draw:frame draw:style-name="fr3" draw:name="Image4" text:anchor-type="char" svg:x="0.5354in" svg:y="0.9528in" svg:width="2.0217in" svg:height="0.1819in" draw:z-index="3" draw:transform="translate (-1.54625984251969in -1.04370078740157in) rotate (1.5707963267949) translate (1.54625984251969in 1.04370078740157in)"><draw:image xlink:href="Pictures/10000000000001B100000032FFDE84AD294277C5.png" xlink:type="simple" xlink:show="embed" xlink:actuate="onLoad" draw:mime-type="image/png"/></draw:frame><draw:frame draw:style-name="fr3" draw:name="Image5" text:anchor-type="char" svg:x="0.9291in" svg:y="0.9528in" svg:width="2.0217in" svg:height="0.1819in" draw:z-index="4" draw:transform="translate (-1.93996062992126in -1.04370078740157in) rotate (1.5707963267949) translate (1.93996062992126in 1.04370078740157in)"><draw:image xlink:href="Pictures/10000000000001B100000032FFDE84AD294277C5.png" xlink:type="simple" xlink:show="embed" xlink:actuate="onLoad" draw:mime-type="image/png"/></draw:frame><draw:frame draw:style-name="fr3" draw:name="Image6" text:anchor-type="char" svg:x="1.3228in" svg:y="0.9528in" svg:width="2.0217in" svg:height="0.1819in" draw:z-index="5" draw:transform="translate (-2.33366141732283in -1.04370078740157in) rotate (1.5707963267949) translate (2.33366141732283in 1.04370078740157in)"><draw:image xlink:href="Pictures/10000000000001B100000032FFDE84AD294277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1" svg:font-family="Ubuntu"/>
    <style:font-face style:name="Droid Sans Devanagari1" svg:font-family="'Droid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4T19:04:11.004786632</meta:creation-date>
    <dc:date>2021-05-24T19:22:37.010175020</dc:date>
    <meta:editing-duration>PT8M15S</meta:editing-duration>
    <meta:editing-cycles>1</meta:editing-cycles>
    <meta:document-statistic meta:table-count="0" meta:image-count="17" meta:object-count="0" meta:page-count="1" meta:paragraph-count="7" meta:word-count="8" meta:character-count="377" meta:non-whitespace-character-count="8"/>
    <meta:generator>LibreOffice/7.0.5.2$Linux_X86_64 LibreOffice_project/00$Build-2</meta:generator>
  </office:meta>
</office:document-meta>
</file>